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4" style:family="table-cell" style:parent-style-name="Default" style:data-style-name="N119">
      <style:text-properties style:font-name="Times New Roman"/>
    </style:style>
    <style:style style:name="ce25" style:family="table-cell" style:parent-style-name="Default">
      <style:text-properties style:font-name="Times New Roman" style:font-name-asian="DejaVu Sans" style:font-name-complex="Lohit Hindi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26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7" office:value-type="string">
            <text:p>Wont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7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8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8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8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6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1" office:value-type="string">
            <text:p>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9" office:value-type="string">
            <text:p>Wont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3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3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3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3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3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3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3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3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3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10" office:value-type="string">
            <text:p>partial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3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4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4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4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43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44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45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46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47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48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4"/>
          <table:table-cell office:value-type="string">
            <text:p>bodybase.set_skin_width</text:p>
          </table:table-cell>
          <table:table-cell table:style-name="ce49" office:value-type="string">
            <text:p>Yes</text:p>
          </table:table-cell>
          <table:table-cell table:style-name="ce24" table:number-columns-repeated="24"/>
          <table:table-cell table:style-name="ce5" table:number-columns-repeated="4"/>
          <table:table-cell table:style-name="ce24" table:number-columns-repeated="989"/>
          <table:table-cell/>
        </table:table-row>
        <table:table-row table:style-name="ro3">
          <table:table-cell table:style-name="ce3" office:value-type="string">
            <text:p>---S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50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UserData<text:span text:style-name="T1">()</text:span></text:p>
          </table:table-cell>
          <table:table-cell table:style-name="ce13" office:value-type="string">
            <text:p>Wont</text:p>
          </table:table-cell>
          <table:table-cell table:number-columns-repeated="3"/>
          <table:table-cell table:style-name="ce51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6" office:value-type="string">
            <text:p>Yes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3">
          <table:table-cell table:style-name="ce3" office:value-type="string">
            <text:p>Bo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2" office:value-type="string">
            <text:p>Wont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3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3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4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6" office:value-type="string">
            <text:p>Yes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5" office:value-type="string">
            <text:p>Wont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6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56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Capsul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7" office:value-type="string">
            <text:p>Wont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capsule.Capsule</text:p>
          </table:table-cell>
          <table:table-cell table:style-name="ce26" office:value-type="string">
            <text:p>Yes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8" office:value-type="string">
            <text:p>Wont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3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9" office:value-type="string">
            <text:p>Wont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5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6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26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26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6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Compoundbody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0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6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61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3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nvex.Convex</text:p>
          </table:table-cell>
          <table:table-cell table:style-name="ce6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Conve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5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68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3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3">
          <table:table-cell office:value-type="string">
            <text:p>Facto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7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fake_buoyanvy.FakeBuoyancy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ake_buoyancy_run</text:p>
          </table:table-cell>
          <table:table-cell/>
          <table:table-cell office:value-type="string">
            <text:p>fake_buoyancy.run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Yes</text:p>
          </table:table-cell>
          <table:table-cell table:number-columns-repeated="2"/>
          <table:table-cell table:style-name="ce25" office:value-type="string">
            <text:p>actuator.force.Force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set_force</text:p>
          </table:table-cell>
          <table:table-cell/>
          <table:table-cell office:value-type="string">
            <text:p>force.set_force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run</text:p>
          </table:table-cell>
          <table:table-cell/>
          <table:table-cell office:value-type="string">
            <text:p>force.run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3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6"/>
          <table:table-cell table:number-columns-repeated="1018"/>
        </table:table-row>
        <table:table-row table:style-name="ro3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3">
          <table:table-cell office:value-type="string">
            <text:p>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5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Feedback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7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8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0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8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8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Yes</text:p>
          </table:table-cell>
          <table:table-cell table:number-columns-repeated="3"/>
          <table:table-cell table:style-name="ce81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Yes</text:p>
          </table:table-cell>
          <table:table-cell table:number-columns-repeated="3"/>
          <table:table-cell table:style-name="ce8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Yes</text:p>
          </table:table-cell>
          <table:table-cell table:number-columns-repeated="3"/>
          <table:table-cell table:style-name="ce8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8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1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82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8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8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85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6"/>
          <table:table-cell table:number-columns-repeated="1018"/>
        </table:table-row>
        <table:table-row table:style-name="ro3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7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8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89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her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92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93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9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Capsule</text:p>
          </table:table-cell>
          <table:table-cell table:style-name="ce9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6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Sphere</text:p>
          </table:table-cell>
          <table:table-cell table:style-name="ce23" office:value-type="string">
            <text:p>Yes</text:p>
          </table:table-cell>
          <table:table-cell table:number-columns-repeated="2"/>
          <table:table-cell office:value-type="string">
            <text:p>body.box.StaticSphere</text:p>
          </table:table-cell>
          <table:table-cell table:style-name="ce98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9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100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1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6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3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3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103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6"/>
          <table:table-cell table:number-columns-repeated="1018"/>
        </table:table-row>
        <table:table-row table:style-name="ro3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105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11">
            <text:p>111</text:p>
          </table:table-cell>
          <table:table-cell table:number-columns-repeated="3"/>
          <table:table-cell table:formula="of:=COUNTIF([.F4:.F286];&quot;No&quot;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85">
            <text:p>85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58">
            <text:p>58</text:p>
          </table:table-cell>
          <table:table-cell table:number-columns-repeated="3"/>
          <table:table-cell table:formula="of:=COUNTIF([.F4:.F286];&quot;Wont&quot;)"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2">
            <text:p>12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123">
            <text:p>123</text:p>
          </table:table-cell>
          <table:table-cell table:number-columns-repeated="3"/>
          <table:table-cell table:formula="of:=[.F289]+[.F292]" office:value-type="float" office:value="140">
            <text:p>1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 table:number-rows-repeated="10482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03:Sheet1.B213 Sheet1.B50:Sheet1.B57 Sheet1.B59:Sheet1.B59 Sheet1.B33:Sheet1.B34 Sheet1.B279:Sheet1.B286 Sheet1.B37:Sheet1.B52 Sheet1.B19:Sheet1.B20 Sheet1.B23:Sheet1.B28 Sheet1.B241:Sheet1.B252 Sheet1.B260:Sheet1.B277 Sheet1.B254:Sheet1.B258 Sheet1.B5:Sheet1.B15 Sheet1.B106:Sheet1.B166 Sheet1.B168:Sheet1.B200 Sheet1.B216:Sheet1.B239 Sheet1.B61:Sheet1.B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6:Sheet1.F246 Sheet1.F217:Sheet1.F227 Sheet1.F230:Sheet1.F238 Sheet1.F8:Sheet1.F12 Sheet1.F24:Sheet1.F24 Sheet1.F37:Sheet1.F37 Sheet1.F44:Sheet1.F44 Sheet1.F257:Sheet1.F258 Sheet1.F4:Sheet1.F5 Sheet1.F28:Sheet1.F34 Sheet1.F41:Sheet1.F42 Sheet1.F47:Sheet1.F47 Sheet1.F49:Sheet1.F52 Sheet1.F54:Sheet1.F67 Sheet1.F69:Sheet1.F76 Sheet1.F81:Sheet1.F93 Sheet1.F98:Sheet1.F101 Sheet1.F103:Sheet1.F103 Sheet1.F105:Sheet1.F135 Sheet1.F138:Sheet1.F160 Sheet1.F162:Sheet1.F167 Sheet1.F184:Sheet1.F213 Sheet1.F169:Sheet1.F174 Sheet1.F180:Sheet1.F181 Sheet1.F240:Sheet1.F240 Sheet1.F250:Sheet1.F252 Sheet1.F261:Sheet1.F273 Sheet1.F276:Sheet1.F278 Sheet1.F281:Sheet1.F28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5:Sheet1.F25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6:Sheet1.F25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9:Sheet1.B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9:Sheet1.F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:Sheet1.F1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:Sheet1.F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5:Sheet1.F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6:Sheet1.F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8:Sheet1.F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3:Sheet1.F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6:Sheet1.F4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8:Sheet1.F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53:Sheet1.F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8:Sheet1.F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9:Sheet1.F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7:Sheet1.F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80:Sheet1.F8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8:Sheet1.F7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4:Sheet1.F9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5:Sheet1.F9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7:Sheet1.F9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6:Sheet1.F9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2:Sheet1.F1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4:Sheet1.F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6:Sheet1.F1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1:Sheet1.F16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8:Sheet1.F1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5:Sheet1.F17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6:Sheet1.F17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8:Sheet1.F1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7:Sheet1.F1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2:Sheet1.F18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1:Sheet1.F2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2:Sheet1.F2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3:Sheet1.F2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5:Sheet1.F2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7:Sheet1.F24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3:Sheet1.F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4:Sheet1.F25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0:Sheet1.F2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4:Sheet1.F2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9:Sheet1.F28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5:Sheet1.F28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6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07:4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9-09T08:13:39</dc:date>
    <dc:creator>Michael </dc:creator>
    <meta:editing-duration>PT1H38M17S</meta:editing-duration>
    <meta:editing-cycles>31</meta:editing-cycles>
    <meta:generator>LibreOffice/4.0.2.2$Linux_X86_64 LibreOffice_project/400m0$Build-2</meta:generator>
    <meta:document-statistic meta:table-count="1" meta:cell-count="957" meta:object-count="0"/>
  </office:meta>
</office:document-meta>
</file>